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draw:fill="none" fo:min-height="0.9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co1" style:family="table-column">
      <style:table-column-properties style:column-width="24.999cm" style:use-optimal-column-width="false"/>
    </style:style>
    <style:style style:name="co2" style:family="table-column">
      <style:table-column-properties style:column-width="9.508cm" style:use-optimal-column-width="false"/>
    </style:style>
    <style:style style:name="co3" style:family="table-column">
      <style:table-column-properties style:column-width="15.692cm" style:use-optimal-column-width="false"/>
    </style:style>
    <style:style style:name="co4" style:family="table-column">
      <style:table-column-properties style:column-width="24.414cm" style:use-optimal-column-width="false"/>
    </style:style>
    <style:style style:name="co5" style:family="table-column">
      <style:table-column-properties style:column-width="11.798cm" style:use-optimal-column-width="false"/>
    </style:style>
    <style:style style:name="co6" style:family="table-column">
      <style:table-column-properties style:column-width="11.802cm" style:use-optimal-column-width="false"/>
    </style:style>
    <style:style style:name="co7" style:family="table-column">
      <style:table-column-properties style:column-width="13.568cm" style:use-optimal-column-width="false"/>
    </style:style>
    <style:style style:name="co8" style:family="table-column">
      <style:table-column-properties style:column-width="10.032cm" style:use-optimal-column-width="false"/>
    </style:style>
    <style:style style:name="co9" style:family="table-column">
      <style:table-column-properties style:column-width="24.8cm" style:use-optimal-column-width="false"/>
    </style:style>
    <style:style style:name="co10" style:family="table-column">
      <style:table-column-properties style:column-width="24.399cm" style:use-optimal-column-width="false"/>
    </style:style>
    <style:style style:name="co11" style:family="table-column">
      <style:table-column-properties style:column-width="22.799cm" style:use-optimal-column-width="false"/>
    </style:style>
    <style:style style:name="co12" style:family="table-column">
      <style:table-column-properties style:column-width="25cm" style:use-optimal-column-width="false"/>
    </style:style>
    <style:style style:name="co13" style:family="table-column">
      <style:table-column-properties style:column-width="12.597cm" style:use-optimal-column-width="false"/>
    </style:style>
    <style:style style:name="co14" style:family="table-column">
      <style:table-column-properties style:column-width="12.601cm" style:use-optimal-column-width="false"/>
    </style:style>
    <style:style style:name="co15" style:family="table-column">
      <style:table-column-properties style:column-width="11.898cm" style:use-optimal-column-width="false"/>
    </style:style>
    <style:style style:name="co16" style:family="table-column">
      <style:table-column-properties style:column-width="11.902cm" style:use-optimal-column-width="false"/>
    </style:style>
    <style:style style:name="co17" style:family="table-column">
      <style:table-column-properties style:column-width="26.494cm" style:use-optimal-column-width="false"/>
    </style:style>
    <style:style style:name="ro1" style:family="table-row">
      <style:table-row-properties style:row-height="6.66cm"/>
    </style:style>
    <style:style style:name="ro2" style:family="table-row">
      <style:table-row-properties style:row-height="3.484cm"/>
    </style:style>
    <style:style style:name="ro3" style:family="table-row">
      <style:table-row-properties style:row-height="10.658cm"/>
    </style:style>
    <style:style style:name="ro4" style:family="table-row">
      <style:table-row-properties style:row-height="9.6cm"/>
    </style:style>
    <style:style style:name="ro5" style:family="table-row">
      <style:table-row-properties style:row-height="6.991cm"/>
    </style:style>
    <style:style style:name="ro6" style:family="table-row">
      <style:table-row-properties style:row-height="12cm"/>
    </style:style>
    <style:style style:name="ro7" style:family="table-row">
      <style:table-row-properties style:row-height="7.672cm"/>
    </style:style>
    <style:style style:name="ro8" style:family="table-row">
      <style:table-row-properties style:row-height="9.8cm"/>
    </style:style>
    <style:style style:name="ro9" style:family="table-row">
      <style:table-row-properties style:row-height="9.791cm"/>
    </style:style>
    <style:style style:name="ro10" style:family="table-row">
      <style:table-row-properties style:row-height="11.8cm"/>
    </style:style>
    <style:style style:name="ro11" style:family="table-row">
      <style:table-row-properties style:row-height="12.236cm"/>
    </style:style>
    <style:style style:name="ro12" style:family="table-row">
      <style:table-row-properties style:row-height="9.597cm"/>
    </style:style>
    <style:style style:name="ro13" style:family="table-row">
      <style:table-row-properties style:row-height="11cm"/>
    </style:style>
    <style:style style:name="ro14" style:family="table-row">
      <style:table-row-properties style:row-height="12.297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32pt" style:font-size-asian="32pt" style:font-size-complex="32pt"/>
    </style:style>
    <style:style style:name="ce3" style:family="table-cell">
      <style:text-properties fo:font-size="28pt" style:font-size-asian="28pt" style:font-size-complex="28pt"/>
    </style:style>
    <style:style style:name="ce4" style:family="table-cell">
      <style:text-properties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yntax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Le code php se trouve entre ces balises</text:span></text:p>
                <text:p><text:span text:style-name="T3">&lt;?php et ?&gt;</text:span></text:p>
              </text:list-item>
              <text:list-item>
                <text:p><text:span text:style-name="T3">Il est possible de mettre des commentaires dans son code. Ils ne sont pas interpretés par PHP.</text:span></text:p>
              </text:list-item>
              <text:list-item>
                <text:p><text:span text:style-name="T3">Les fonctions « echo() » et « var_dump() » permettent d’afficher du texte ou le contenu d’une variable.</text:span></text:p>
                <text:p/>
              </text:list-item>
            </text:list>
          </draw:text-box>
        </draw:frame>
        <draw:frame draw:style-name="standard" draw:layer="layout" svg:width="24.998cm" svg:height="6.659cm" svg:x="1.8cm" svg:y="12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list text:style-name="L1">
                  <text:list-header>
                    <text:p>&lt;?php</text:p>
                    <text:p>// commentaire sur une ligne (pas interprété)</text:p>
                    <text:p># commentaire sur une ligne (pas interprété)</text:p>
                    <text:p>/*</text:p>
                    <text:p>* Commentaire sur plusieurs lignes (pas interprété)</text:p>
                    <text:p>*/</text:p>
                    <text:p>$variable= ‘Bonjour’ ;</text:p>
                    <text:p>echo ‘ce texte s’affiche’ ;</text:p>
                    <text:p>var_dump($variable) ;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4">Une variable permet de stoker une information.</text:span></text:p>
              </text:list-item>
              <text:list-item>
                <text:p><text:span text:style-name="T4">Nom des variables précédés par $</text:span></text:p>
              </text:list-item>
              <text:list-item>
                <text:p><text:span text:style-name="T4">Le nom de la variable peut être composé de chiffre et de lettre ainsi que du caractère underscore « _ »</text:span></text:p>
              </text:list-item>
              <text:list-item>
                <text:p><text:span text:style-name="T4">Types de variables :</text:span></text:p>
                <text:p><text:span text:style-name="T4">Tableau, flottant, chaine de caractere, ressources, objet, entier</text:span></text:p>
                <text:p><text:span text:style-name="T4">$monAge <text:s text:c="2"/>= 35 ; // Nom de variable correct</text:span></text:p>
                <text:p><text:span text:style-name="T4">$Mon#Age = 35 ; // Nom de variable incorrect (#)</text:span></text:p>
                <text:p><text:span text:style-name="T4">$mon_age = OK35 ; // Nom de variable correct</text:span></text:p>
                <text:p><text:span text:style-name="T4">$mon-age = 35 ; // Nom de variable incorrect (-)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tableau est composé de plusieurs éléments contenant chacun une information.</text:p>
              </text:list-item>
              <text:list-item>
                <text:p>Il peut etre indéxé ou associatif.</text:p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5.199cm" svg:height="4.526cm" svg:x="2.6cm" svg:y="9.516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>Tableau indexé :</text:p>
                <text:p/>
                <text:p>$array = [‘nico’,’greg’,’louis’] ;</text:p>
                <text:p/>
                <text:p>echo $array[0] ; // nico</text:p>
                <text:p>echo $array[1] ; // greg</text:p>
              </table:table-cell>
              <table:table-cell>
                <text:p>Tableau associatif :</text:p>
                <text:p/>
                <text:p>$array= [‘prenom’=&gt; ‘nicolas’,’nom’=&gt;’blaudez’] ;</text:p>
                <text:p/>
                <text:p>eho $array[‘prenom’] ; // nicolas</text:p>
                <text:p>echo $array[‘nom’] ; // blaudez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Chaine de caractè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Une chaîne de caractère (string en anglais) et une variable comprenant des caractères alphanumérique</text:span></text:p>
              </text:list-item>
              <text:list-item>
                <text:p><text:span text:style-name="T1">Il est possible de les « concaténer » c’est à dire les « liés » avec l’opérateur ‘.’</text:span></text:p>
                <text:p/>
              </text:list-item>
            </text:list>
          </draw:text-box>
        </draw:frame>
        <draw:frame draw:style-name="standard" draw:layer="layout" svg:width="24.413cm" svg:height="10.657cm" svg:x="1.986cm" svg:y="9.54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1">
                <text:p><text:span text:style-name="T5">&lt;?php</text:span></text:p>
                <text:p><text:span text:style-name="T5"/></text:p>
                <text:p><text:span text:style-name="T5">$string = ‘Bonjour’ ;</text:span></text:p>
                <text:p><text:span text:style-name="T5">$prenom= ‘Nicolas’ ;</text:span></text:p>
                <text:p><text:span text:style-name="T5"/></text:p>
                <text:p><text:span text:style-name="T5">// On concatène <text:s/>les deux variables avec un espace au milieu</text:span></text:p>
                <text:p><text:span text:style-name="T5">$phrase = $string.’ ‘.$prenom ; </text:span></text:p>
                <text:p><text:span text:style-name="T5"/></text:p>
                <text:p><text:span text:style-name="T5">// On affiche le resultat</text:span></text:p>
                <text:p><text:span text:style-name="T5">echo $phrase ; // Affiche ‘Bonjour Nicolas’ ;</text:span></text:p>
                <text:p><text:span text:style-name="T6"/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ê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>Accéder aux variables des cookies :</text:p>
                <text:p>$_COOKIE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Il est possible d’exécuter une portion de code suivant certaines conditions. Pour cela les mot clefs ci-dessous sont disponibles :</text:p>
                <text:p/>
              </text:list-header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  <text:p><text:span text:style-name="T7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8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text:s/>// Executé si aucun des cas précédent est vérifié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8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(afficher $i) puis incrémenter $i de 1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xemple de boucle for</text:p>
              </text:list-item>
            </text:list>
          </draw:text-box>
        </draw:frame>
        <draw:frame draw:style-name="standard" draw:layer="layout" svg:width="23.599cm" svg:height="9.599cm" svg:x="2.8cm" svg:y="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8">pour $i de 1 a $n</text:span></text:p>
                            <text:p><text:span text:style-name="T8"><text:s text:c="4"/></text:span><text:span text:style-name="T8">si $i est pair</text:span></text:p>
                            <text:p><text:span text:style-name="T8"><text:s text:c="8"/></text:span><text:span text:style-name="T8">afficher $i</text:span></text:p>
                            <text:p><text:span text:style-name="T8"><text:s text:c="4"/></text:span><text:span text:style-name="T8">fin si</text:span></text:p>
                            <text:p><text:span text:style-name="T8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8">for($i=1;$i&lt;=10;$i++) {</text:span></text:p>
                <text:p><text:span text:style-name="T8"><text:s text:c="4"/></text:span><text:span text:style-name="T8">if($i %2 == 0) {</text:span></text:p>
                <text:p><text:span text:style-name="T8"><text:s text:c="8"/></text:span><text:span text:style-name="T8">echo "$i"; <text:s text:c="7"/></text:span></text:p>
                <text:p><text:span text:style-name="T8"><text:s text:c="4"/></text:span><text:span text:style-name="T8">} <text:s text:c="3"/></text:span></text:p>
                <text:p><text:span text:style-name="T8">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ermet de parcourir un tableau. </text:p>
                <text:p>Dans l’exemple ci-dessous la clef est passé dans la variable $key et le contenu de l’élément dans $value.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key. ‘=’. $value. ‘\n’ ;</text:p>
                  </text:list-header>
                </text:list>
                <text:p>}</text:p>
                <text:p>Affiche :</text:p>
                <text:p>0=paris</text:p>
                <text:p>1=london</text:p>
                <text:p>2=madri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e avant d’exé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xemple de boucle while</text:p>
              </text:list-item>
            </text:list>
          </draw:text-box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3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9">tant que <text:s/>$i inferieur à $n</text:span></text:p>
                            <text:p><text:span text:style-name="T9"><text:s text:c="4"/></text:span><text:span text:style-name="T9">si $i est pair</text:span></text:p>
                            <text:p><text:span text:style-name="T9"><text:s text:c="8"/></text:span><text:span text:style-name="T9">afficher $i</text:span></text:p>
                            <text:p><text:span text:style-name="T9"><text:s text:c="4"/></text:span><text:span text:style-name="T9">fin si</text:span></text:p>
                            <text:p><text:span text:style-name="T9">fin tant que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9">$i = 1 ;</text:span></text:p>
                <text:p><text:span text:style-name="T9">while($i&lt;=10) {</text:span></text:p>
                <text:p><text:span text:style-name="T9"><text:s text:c="4"/></text:span><text:span text:style-name="T9">if($i %2 == 0) {</text:span></text:p>
                <text:p><text:span text:style-name="T9"><text:s text:c="8"/></text:span><text:span text:style-name="T9">echo "$i"; <text:s text:c="7"/></text:span></text:p>
                <text:p><text:span text:style-name="T9"><text:s text:c="4"/></text:span><text:span text:style-name="T9">} <text:s text:c="3"/></text:span></text:p>
                <text:p><text:span text:style-name="T9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ême tache sur des jeux de données différents</text:p>
                <text:p/>
              </text:list-header>
            </text:list>
          </draw:text-box>
        </draw:frame>
        <draw:frame draw:style-name="standard" draw:layer="layout" svg:width="24.799cm" svg:height="11.999cm" svg:x="2.2cm" svg:y="8cm">
          <table:table table:template-name="default" table:use-first-row-styles="true" table:use-banding-rows-styles="true">
            <table:table-column table:style-name="co9"/>
            <table:table-row table:style-name="ro6">
              <table:table-cell table:style-name="gray3">
                <text:list text:style-name="L1">
                  <text:list-header>
                    <text:p/>
                    <text:p><text:span text:style-name="T3">function add($a,$b) {</text:span></text:p>
                    <text:list>
                      <text:list-header>
                        <text:p><text:span text:style-name="T3">return $a + $b ;</text:span></text:p>
                      </text:list-header>
                    </text:list>
                    <text:p><text:span text:style-name="T3">}</text:span></text:p>
                    <text:p><text:span text:style-name="T3"/></text:p>
                    <text:p><text:span text:style-name="T3">echo add(5,4) ; // 9</text:span></text:p>
                    <text:p><text:span text:style-name="T3">echo add(3,4) ; // 7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 - Paramètr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e fonction prend des paramétrés (ici $a et $b). Les paramétrés sont des variables que vous pouvez utiliser dans la fonction.</text:span></text:p>
              </text:list-item>
              <text:list-item>
                <text:p><text:span text:style-name="T1">Il est possible de donner une valeur par defaut au parametres ($b a une valeur de 5 par defaut)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4.398cm" svg:height="7.671cm" svg:x="1.6cm" svg:y="11.4cm">
          <table:table table:template-name="default" table:use-first-row-styles="true" table:use-banding-rows-styles="true">
            <table:table-column table:style-name="co10"/>
            <table:table-row table:style-name="ro7">
              <table:table-cell table:style-name="ce4">
                <text:list text:style-name="L1">
                  <text:list-header>
                    <text:p><text:span text:style-name="T3">function test($a,$b =5) {</text:span></text:p>
                    <text:list>
                      <text:list-header>
                        <text:p><text:span text:style-name="T3">return $a+$b ;</text:span></text:p>
                      </text:list-header>
                    </text:list>
                    <text:p><text:span text:style-name="T3">}</text:span></text:p>
                    <text:p><text:span text:style-name="T3">echo test(4) ; // 9 car $b = 5 par defaut</text:span><text:span text:style-name="T3"><text:line-break/></text:span><text:span text:style-name="T3">echo test(4, 2 ) ; // 6 car ici $b = 2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6" draw:layer="layout" svg:width="1.102cm" svg:height="1.196cm" svg:x="1.413cm" svg:y="11.468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– porté des variab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A l’intérieur d’une fonction les variables sont dites « locales » c’est à dire qu’elles ne sont pas accessible à l’extérieur de la fonction.</text:span></text:p>
              </text:list-item>
              <text:list-item>
                <text:p><text:span text:style-name="T1">Les variables du programme principal sont « globales » c’est a dire accessible dans tout le programme SAUF dans les fonctions et méthodes de classe.</text:span></text:p>
                <text:p><text:span text:style-name="T1"/></text:p>
                <text:p/>
              </text:list-item>
            </text:list>
          </draw:text-box>
        </draw:frame>
        <draw:frame draw:style-name="standard" draw:layer="layout" svg:width="24.799cm" svg:height="9.799cm" svg:x="2cm" svg:y="10.2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gray3">
                <text:p>&lt;?php</text:p>
                <text:p>$a = ‘bonjour nicolas’</text:p>
                <text:p/>
                <text:p>function maFonction($parametre) {</text:p>
                <text:p><text:s text:c="10"/>$a = ‘Aurevoir Nicolas’ ;</text:p>
                <text:p><text:s text:c="10"/>$phrase = $parametre . ‘ ‘ . $a ;</text:p>
                <text:p><text:s text:c="10"/>return $phrase ;</text:p>
                <text:p>}</text:p>
                <text:p/>
                <text:p>echo $a ; // Affiche ‘Bonjour nicolas’</text:p>
                <text:p>echo maFonction(‘test ‘) ; //Affiche ‘Aurevoir Nicolas test’ 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7" draw:layer="layout" svg:width="22.8cm" svg:height="15.443cm" svg:x="3.2cm" svg:y="5.6cm">
          <draw:text-box>
            <text:list text:style-name="L1">
              <text:list-item>
                <text:p><text:span text:style-name="T8">La reference (&amp;) permet de changer la valeur d’un paramètre dans l’ensemble du script.</text:span></text:p>
                <text:p><text:span text:style-name="T8"/></text:p>
              </text:list-item>
              <text:list-item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standard" draw:layer="layout" svg:width="22.798cm" svg:height="9.79cm" svg:x="3.2cm" svg:y="10.2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gray3">
                <text:list text:style-name="L1">
                  <text:list-header>
                    <text:p><text:span text:style-name="T8">function test(</text:span><text:span text:style-name="T10">&amp;</text:span><text:span text:style-name="T8">$a, $b =5) {</text:span></text:p>
                    <text:list>
                      <text:list-header>
                        <text:p><text:span text:style-name="T8">$a = $a + 10 ;</text:span></text:p>
                        <text:p><text:span text:style-name="T8">return $a+$b ;</text:span></text:p>
                        <text:p><text:span text:style-name="T8"/></text:p>
                      </text:list-header>
                    </text:list>
                    <text:p><text:span text:style-name="T8">}</text:span></text:p>
                    <text:p><text:span text:style-name="T8">echo test(4) ; // 9</text:span></text:p>
                    <text:p><text:span text:style-name="T8">echo $a ; // 14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PO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classe est un ensemble de méthodes (fonctions de l’objet) et d’attributs (variables de l’objet).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24.999cm" svg:height="11.799cm" svg:x="2.4cm" svg:y="8.8cm">
          <table:table table:template-name="default" table:use-first-row-styles="true" table:use-banding-rows-styles="true">
            <table:table-column table:style-name="co12"/>
            <table:table-row table:style-name="ro10">
              <table:table-cell table:style-name="gray3">
                <text:p>&lt;?php</text:p>
                <text:p/>
                <text:p>Class Personne() {</text:p>
                <text:p><text:s text:c="2"/></text:p>
                <text:p><text:s text:c="10"/>public $nom ;</text:p>
                <text:p><text:s text:c="10"/>private $adresse;</text:p>
                <text:p><text:s text:c="10"/>protected $age ;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Modifi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méthode ou un variable peut être soit :</text:p>
                <text:p/>
              </text:list-header>
              <text:list-item>
                <text:p>public (accessible dans et en dehors de l’objet)</text:p>
              </text:list-item>
              <text:list-item>
                <text:p>private (accessible uniquement dans l’objet)</text:p>
              </text:list-item>
              <text:list-item>
                <text:p>protected (accessible dans l’objet et ses enfants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POO - Herit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classe peut étendre, c’est à dire hériter des méthodes (fonctions) et propriétés (variables) d’une autre classe.</text:p>
                <text:p/>
              </text:list-item>
            </text:list>
          </draw:text-box>
        </draw:frame>
        <draw:frame draw:style-name="standard" draw:layer="layout" svg:width="25.197cm" svg:height="12.235cm" svg:x="1.8cm" svg:y="8.8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1" table:default-cell-style-name="gray3">
              <table:table-cell>
                <text:p>&lt;?php</text:p>
                <text:p/>
                <text:p>Class Human() {</text:p>
                <text:p><text:s text:c="2"/></text:p>
                <text:p><text:s text:c="10"/>public $nom = ‘Blaudez’;</text:p>
                <text:p><text:s text:c="10"/>private $adresse;</text:p>
                <text:p><text:s text:c="10"/>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  <table:table-cell>
                <text:p>&lt;?php</text:p>
                <text:p/>
                <text:p>Class Male <text:span text:style-name="T11">extends</text:span> Human {</text:p>
                <text:p/>
                <text:p><text:s text:c="9"/>protected $age = 35;</text:p>
                <text:p/>
                <text:p><text:s text:c="9"/>public function getAge() {</text:p>
                <text:p><text:s text:c="15"/>Return $this→age ;</text:p>
                <text:p><text:s text:c="9"/>}</text:p>
                <text:p/>
                <text:p>}</text:p>
                <text:p/>
                <text:p>$obj= new Male() ;</text:p>
                <text:p>echo $obj→getAge() ; // 35</text:p>
                <text:p>echo $obj→getNom() ; // Blaudez</text:p>
                <text:p>Echo $obj→adresse ; // ERROR - (private)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TRAI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 trait est un ensemble de propriétés (variables) et méthodes (fonctions) que vous pouvez inclure dans vos classes.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3.799cm" svg:height="10.925cm" svg:x="1.8cm" svg:y="9.603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2" table:default-cell-style-name="gray3">
              <table:table-cell>
                <text:p><text:span text:style-name="T11">Traits Human</text:span> {</text:p>
                <text:p><text:s text:c="4"/>protected $age;</text:p>
                <text:p><text:s text:c="4"/>public function getAge() {</text:p>
                <text:p><text:s text:c="8"/>return $this→age;</text:p>
                <text:p><text:s text:c="4"/>}</text:p>
                <text:p>}</text:p>
                <text:p>Class Male {</text:p>
                <text:p><text:s text:c="4"/><text:span text:style-name="T12">Use Human</text:span><text:span text:style-name="T11">;</text:span></text:p>
                <text:p><text:s text:c="4"/></text:p>
                <text:p><text:s text:c="4"/>Protected <text:s/>$sexe = ‘Homme’ ;</text:p>
                <text:p><text:s text:c="4"/>public function getSexe() {</text:p>
                <text:p><text:s text:c="10"/>return $this→sexe ;</text:p>
                <text:p><text:s text:c="4"/>}</text:p>
                <text:p/>
                <text:p>}</text:p>
              </table:table-cell>
              <table:table-cell>
                <text:p>$obj = new Male() ;</text:p>
                <text:p/>
                <text:p>echo $male→getSexe() ; // homme</text:p>
                <text:p>echo $male→getAge() ; // 35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Interf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interface impose des méthodes et propriétés aux classes qui <text:span text:style-name="T11">l’implémentent</text:span></text:p>
                <text:p><text:span text:style-name="T11"/></text:p>
                <text:p><text:span text:style-name="T11"/></text:p>
                <text:p/>
              </text:list-item>
            </text:list>
          </draw:text-box>
        </draw:frame>
        <draw:frame draw:style-name="standard" draw:layer="layout" svg:width="24.799cm" svg:height="10.999cm" svg:x="1.8cm" svg:y="9.2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gray3">
                <text:p>Interface Human {</text:p>
                <text:p><text:s text:c="5"/>public function getAge() ;</text:p>
                <text:p>}</text:p>
                <text:p>Class Male implements Human {</text:p>
                <text:p><text:s text:c="3"/>public function getSexe() { <text:s/>//obligatoire car dans l’interface</text:p>
                <text:p><text:s text:c="3"/>}</text:p>
                <text:p>}</text:p>
                <text:p>Class Female implements Human {</text:p>
                <text:p><text:s text:c="3"/>protected $sexe = ‘homme’;</text:p>
                <text:p><text:s text:c="3"/>public function getSexe() { <text:s/>//obligatoire car dans l’interface</text:p>
                <text:p><text:s text:c="3"/>}</text:p>
                <text:p>}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HOO - Constructeu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 constructeur est la méthode qui est appelé lorsque l’objet est crée.</text:p>
                <text:p/>
              </text:list-item>
            </text:list>
          </draw:text-box>
        </draw:frame>
        <draw:frame draw:style-name="standard" draw:layer="layout" svg:width="26.493cm" svg:height="12.296cm" svg:x="1.506cm" svg:y="8.303cm">
          <table:table table:template-name="default" table:use-first-row-styles="true" table:use-banding-rows-styles="true">
            <table:table-column table:style-name="co17"/>
            <table:table-row table:style-name="ro14">
              <table:table-cell table:style-name="gray3">
                <text:p>Class Human {</text:p>
                <text:p><text:s text:c="4"/>protected $sexe;</text:p>
                <text:p><text:s text:c="4"/>protected $age ;</text:p>
                <text:p/>
                <text:p><text:s text:c="4"/>public function __construct($age,$sexe) {</text:p>
                <text:p><text:s text:c="9"/>$this→age = $age ;</text:p>
                <text:p><text:s text:c="9"/>$this→sexe= $sexe ;</text:p>
                <text:p><text:s text:c="4"/>}</text:p>
                <text:p><text:s text:c="4"/>public function __toString() { // Méthode magique appelée lorsqu’on affiche l’objet.</text:p>
                <text:p><text:s text:c="9"/>Echo ‘Je suis un ‘.$this→sexe.’ de ‘.$this→age.’ ans.’ ;</text:p>
                <text:p><text:s text:c="4"/>}</text:p>
                <text:p>}</text:p>
                <text:p/>
                <text:p>$obj = new Human(‘35’,’homme’) ;</text:p>
                <text:p>echo $obj ; // Je suis un homme de 35 ans.</text:p>
                <text:p/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27T09:48:59.719659457</dc:date>
    <meta:editing-duration>P3DT9H43M39S</meta:editing-duration>
    <meta:editing-cycles>124</meta:editing-cycles>
    <meta:generator>LibreOffice/5.1.6.2$Linux_x86 LibreOffice_project/10m0$Build-2</meta:generator>
    <meta:document-statistic meta:object-count="154"/>
  </office:meta>
</office:document-meta>
</file>